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D000000885902E19BEB4B87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Black" svg:font-family="'Arial Black'" style:font-family-generic="roman"/>
    <style:font-face style:name="Lucida Sans2" svg:font-family="'Lucida Sans'" style:font-family-generic="swiss"/>
    <style:font-face style:name="Arial2" svg:font-family="Arial" style:font-pitch="variable"/>
    <style:font-face style:name="MS Gothic" svg:font-family="'MS Gothic'" style:font-pitch="variable"/>
    <style:font-face style:name="NSimSun1" svg:font-family="N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8acf" officeooo:paragraph-rsid="00128acf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28acf" officeooo:paragraph-rsid="00128ac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28acf" officeooo:paragraph-rsid="001f8e5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28acf" officeooo:paragraph-rsid="00128ac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93024" officeooo:paragraph-rsid="00193024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0df86" officeooo:paragraph-rsid="0020df8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text-underline-style="none" fo:font-weight="bold" officeooo:rsid="001394ba" officeooo:paragraph-rsid="00150c1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style:text-underline-style="none" fo:font-weight="bold" officeooo:rsid="00157718" officeooo:paragraph-rsid="0015771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style:text-underline-style="none" fo:font-weight="bold" officeooo:rsid="001bd77b" officeooo:paragraph-rsid="001bd77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style:text-underline-style="none" fo:font-weight="bold" officeooo:rsid="00193024" officeooo:paragraph-rsid="0019302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officeooo:rsid="00128acf" officeooo:paragraph-rsid="001775d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officeooo:rsid="001775d1" officeooo:paragraph-rsid="001775d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128acf"/>
    </style:style>
    <style:style style:name="P14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1775d1" officeooo:paragraph-rsid="001775d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20df86" officeooo:paragraph-rsid="0020df86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28acf" officeooo:paragraph-rsid="00128ac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28acf" officeooo:paragraph-rsid="00131ec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31ece" officeooo:paragraph-rsid="00131ec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394ba" officeooo:paragraph-rsid="00150c1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394ba" officeooo:paragraph-rsid="001394b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50c10" officeooo:paragraph-rsid="0015771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50c10" officeooo:paragraph-rsid="00150c1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57718" officeooo:paragraph-rsid="0015771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93024" officeooo:paragraph-rsid="0019302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9d27c" officeooo:paragraph-rsid="0019d27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a8a98" officeooo:paragraph-rsid="001a8a9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officeooo:rsid="001c73d2" officeooo:paragraph-rsid="001c73d2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bd77b" officeooo:paragraph-rsid="001bd77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2244e0" officeooo:paragraph-rsid="002244e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20df86" officeooo:paragraph-rsid="0020df86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20df86" officeooo:paragraph-rsid="0020df86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30399c" officeooo:paragraph-rsid="0030399c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30399c" officeooo:paragraph-rsid="0030399c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2626a0" officeooo:paragraph-rsid="00310b6c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2626a0" officeooo:paragraph-rsid="0020df86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310b6c" officeooo:paragraph-rsid="00310b6c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240a95" officeooo:paragraph-rsid="00240a9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a8a98" officeooo:paragraph-rsid="001f8e5e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20df86" officeooo:paragraph-rsid="0020df86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officeooo:rsid="00128acf" officeooo:paragraph-rsid="0030399c"/>
    </style:style>
    <style:style style:name="P41" style:family="paragraph" style:parent-style-name="Standard">
      <style:paragraph-properties fo:text-align="center" style:justify-single-word="false"/>
      <style:text-properties style:font-name="Arial" fo:font-size="16pt" style:text-underline-style="none" fo:font-weight="normal" officeooo:rsid="001c73d2" officeooo:paragraph-rsid="001c73d2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363719" officeooo:paragraph-rsid="00363719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28acf" officeooo:paragraph-rsid="00128acf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381257" officeooo:paragraph-rsid="00381257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officeooo:rsid="0032b502" officeooo:paragraph-rsid="0032b502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6pt" fo:font-style="normal" style:text-underline-style="none" fo:font-weight="normal" officeooo:rsid="00381257" officeooo:paragraph-rsid="00381257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6pt" fo:font-style="normal" style:text-underline-style="none" fo:font-weight="normal" officeooo:rsid="00381257" officeooo:paragraph-rsid="00381257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6pt" fo:font-style="normal" style:text-underline-style="solid" style:text-underline-width="auto" style:text-underline-color="font-color" fo:font-weight="bold" officeooo:rsid="00363719" officeooo:paragraph-rsid="00363719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0df86" officeooo:paragraph-rsid="0038125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20df86" officeooo:paragraph-rsid="0038125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20df86" officeooo:paragraph-rsid="00391d3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paragraph-rsid="00310b6c"/>
    </style:style>
    <style:style style:name="P53" style:family="paragraph" style:parent-style-name="Standard">
      <style:paragraph-properties fo:text-align="start" style:justify-single-word="false"/>
      <style:text-properties officeooo:paragraph-rsid="0020df86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6pt" fo:font-style="normal" style:text-underline-style="none" fo:font-weight="normal" officeooo:rsid="00381257" officeooo:paragraph-rsid="00381257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31ece"/>
    </style:style>
    <style:style style:name="T2" style:family="text">
      <style:text-properties officeooo:rsid="00150c10"/>
    </style:style>
    <style:style style:name="T3" style:family="text">
      <style:text-properties officeooo:rsid="00157718"/>
    </style:style>
    <style:style style:name="T4" style:family="text">
      <style:text-properties officeooo:rsid="001775d1"/>
    </style:style>
    <style:style style:name="T5" style:family="text">
      <style:text-properties officeooo:rsid="0019d27c"/>
    </style:style>
    <style:style style:name="T6" style:family="text">
      <style:text-properties officeooo:rsid="001a8a98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a8a98" style:font-size-asian="16pt" style:font-weight-asian="bold" style:font-size-complex="16pt" style:font-weight-complex="bold"/>
    </style:style>
    <style:style style:name="T9" style:family="text">
      <style:text-properties fo:font-size="16pt" style:text-underline-style="none" fo:font-weight="normal" officeooo:rsid="00128acf" style:font-size-asian="14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officeooo:rsid="00131ece" style:font-size-asian="14pt" style:font-weight-asian="normal" style:font-size-complex="16pt" style:font-weight-complex="normal"/>
    </style:style>
    <style:style style:name="T11" style:family="text">
      <style:text-properties officeooo:rsid="001bd77b"/>
    </style:style>
    <style:style style:name="T12" style:family="text">
      <style:text-properties officeooo:rsid="001c73d2"/>
    </style:style>
    <style:style style:name="T13" style:family="text">
      <style:text-properties style:font-name="Arial" fo:font-size="14pt" fo:font-style="normal" style:text-underline-style="none" fo:font-weight="normal" officeooo:rsid="00296c43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Arial" fo:font-size="14pt" fo:font-style="normal" style:text-underline-style="none" fo:font-weight="normal" officeooo:rsid="002626a0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Arial" fo:font-size="14pt" fo:font-style="normal" style:text-underline-style="none" fo:font-weight="normal" officeooo:rsid="0032b502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Arial" fo:font-size="18pt" fo:font-style="normal" style:text-underline-style="solid" style:text-underline-width="auto" style:text-underline-color="font-color" fo:font-weight="bold" officeooo:rsid="0020df86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size-asian="16pt"/>
    </style:style>
    <style:style style:name="T19" style:family="text">
      <style:text-properties fo:font-size="32pt" officeooo:rsid="0030399c" style:font-size-asian="32pt" style:font-size-complex="32pt"/>
    </style:style>
    <style:style style:name="T20" style:family="text">
      <style:text-properties officeooo:rsid="00310b6c"/>
    </style:style>
    <style:style style:name="T21" style:family="text">
      <style:text-properties officeooo:rsid="00381257"/>
    </style:style>
    <style:style style:name="T22" style:family="text">
      <style:text-properties officeooo:rsid="00391d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B2.2<text:tab/><text:tab/><text:tab/></text:p>
      <text:p text:style-name="P1"/>
      <text:p text:style-name="P1"/>
      <text:p text:style-name="P1"/>
      <text:p text:style-name="P40"><text:span text:style-name="T19">Cahier des charges simples</text:span><text:tab/></text:p>
      <text:p text:style-name="P3"/>
      <text:p text:style-name="P2"/>
      <text:p text:style-name="P4"><text:tab/><text:tab/><text:tab/><text:tab/><text:tab/><text:tab/></text:p>
      <text:p text:style-name="P4"/>
      <text:p text:style-name="P13"><text:span text:style-name="T9">Projet PTS2 : N</text:span><text:span text:style-name="T10">intendo War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/>
      <text:p text:style-name="P44">Sommaire :</text:p>
      <text:p text:style-name="P44"/>
      <text:p text:style-name="P44">I-Rappel demande <text:tab/><text:tab/><text:tab/><text:tab/><text:tab/><text:tab/><text:tab/><text:tab/><text:tab/><text:tab/>2</text:p>
      <text:p text:style-name="P44">II- Jeu choisi <text:tab/><text:tab/><text:tab/><text:tab/><text:tab/><text:tab/><text:tab/><text:tab/><text:tab/><text:tab/><text:tab/>2</text:p>
      <text:p text:style-name="P44">III – Vision produit <text:tab/><text:tab/><text:tab/><text:tab/><text:tab/><text:tab/><text:tab/><text:tab/><text:tab/><text:tab/>2</text:p>
      <text:p text:style-name="P44">III-1) Pour quoi? <text:tab/><text:tab/><text:tab/><text:tab/><text:tab/><text:tab/><text:tab/><text:tab/><text:tab/><text:tab/>2</text:p>
      <text:p text:style-name="P44">III-2) Pour qui ? <text:tab/><text:tab/><text:tab/><text:tab/><text:tab/><text:tab/><text:tab/><text:tab/><text:tab/><text:tab/>2</text:p>
      <text:p text:style-name="P44">III-3) Quoi ? <text:tab/><text:tab/><text:tab/><text:tab/><text:tab/><text:tab/><text:tab/><text:tab/><text:tab/><text:tab/><text:tab/>2</text:p>
      <text:p text:style-name="P44">III-4) comment ? <text:tab/><text:tab/><text:tab/><text:tab/><text:tab/><text:tab/><text:tab/><text:tab/><text:tab/><text:tab/>2</text:p>
      <text:p text:style-name="P44">IV- Etat de l’art <text:tab/><text:tab/><text:tab/><text:tab/><text:tab/><text:tab/><text:tab/><text:tab/><text:tab/><text:tab/>3</text:p>
      <text:p text:style-name="P44">IV-1) Vue globale <text:tab/><text:tab/><text:tab/><text:tab/><text:tab/><text:tab/><text:tab/><text:tab/><text:tab/><text:tab/>3</text:p>
      <text:p text:style-name="P44">IV-1.1) Principe du jeu <text:tab/><text:tab/><text:tab/><text:tab/><text:tab/><text:tab/><text:tab/><text:tab/><text:tab/>3</text:p>
      <text:p text:style-name="P44">IV-1.2) Modes de jeu <text:tab/><text:tab/><text:tab/><text:tab/><text:tab/><text:tab/><text:tab/><text:tab/><text:tab/>3</text:p>
      <text:p text:style-name="P44">IV-2) Gameplay <text:tab/><text:tab/><text:tab/><text:tab/><text:tab/><text:tab/><text:tab/><text:tab/><text:tab/><text:tab/>4</text:p>
      <text:p text:style-name="P46">IV-2.1) Unités <text:tab/><text:tab/><text:tab/><text:tab/><text:tab/><text:tab/><text:tab/><text:tab/><text:tab/><text:tab/><text:tab/>4</text:p>
      <text:p text:style-name="P47">IV-2.2) Règles du jeu <text:tab/><text:tab/><text:tab/><text:tab/><text:tab/><text:tab/><text:tab/><text:tab/><text:tab/>4</text:p>
      <text:p text:style-name="P47">IV-2.3) Système de combat <text:tab/><text:tab/><text:tab/><text:tab/><text:tab/><text:tab/><text:tab/><text:tab/>5</text:p>
      <text:p text:style-name="P54">V- Planning prévisionnel de la phase d’étude <text:tab/><text:tab/><text:tab/><text:tab/>5</text:p>
      <text:p text:style-name="P46">VI – Analyse du jeu conduisant au livrable <text:tab/><text:tab/><text:tab/><text:tab/><text:tab/>6</text:p>
      <text:p text:style-name="P49"><text:tab/><text:tab/><text:tab/><text:tab/><text:tab/><text:tab/></text:p>
      <text:p text:style-name="P50"><text:span text:style-name="T21">1/6</text:span></text:p>
      <text:p text:style-name="P15"><text:soft-page-break/>I : Rappel de la demande</text:p>
      <text:p text:style-name="P30"/>
      <text:p text:style-name="P29">Créer un jeu vidéo utilisant Java, JavaFX et SQLite se rapprochant d’un jeu vidéo ayant déjà exister lors des années 80-90s.</text:p>
      <text:p text:style-name="P6"/>
      <text:p text:style-name="P6"/>
      <text:p text:style-name="P6"/>
      <text:p text:style-name="P6"/>
      <text:p text:style-name="P15">II : Jeu choisi</text:p>
      <text:p text:style-name="P30"/>
      <text:p text:style-name="P37">Le jeu choisis par l’équipe sera inspiré par la saga Nintendo Wars.<text:line-break/>C’est une série de jeu crée par Nintendo, de tactique militaire vulgarisée en tour par tour et un contre un.</text:p>
      <text:p text:style-name="P6"/>
      <text:p text:style-name="P4"/>
      <text:p text:style-name="P4"/>
      <text:p text:style-name="P39"><text:span text:style-name="T17">III : Vision produit</text:span></text:p>
      <text:p text:style-name="P31"/>
      <text:p text:style-name="P31"/>
      <text:p text:style-name="P32">1) Pour quoi ?</text:p>
      <text:p text:style-name="P32"/>
      <text:p text:style-name="P33">Le produit s’adapte aux conditions demandées pour le projet tutoré du second semestre, le but étant de créer un jeu vidéo des années 80/90s.</text:p>
      <text:p text:style-name="P32"/>
      <text:p text:style-name="P32">2) Pour qui ?</text:p>
      <text:p text:style-name="P32"/>
      <text:p text:style-name="P33">Ce petit jeu vise un public jeune <text:span text:style-name="T20">mais un minimum averti du fait du caractère du jeu se basant sur la guerre. En se basant sur le système classification par âge le jeu se certifie PEGI 12.</text:span></text:p>
      <text:p text:style-name="P32"/>
      <text:p text:style-name="P32">3) Quoi ?</text:p>
      <text:p text:style-name="P32"/>
      <text:p text:style-name="P34">Le produit est un jeu vidéo inspiré d’un série de jeu retro datant des année 80 : Nintendo Wars, jouable à deux joueurs et simplifié.</text:p>
      <text:p text:style-name="P32"/>
      <text:p text:style-name="P32">4)Comment ?</text:p>
      <text:p text:style-name="P35"/>
      <text:p text:style-name="P36">Pour ce faire nous allons utiliser plusieurs outils de développement à savoir :</text:p>
      <text:p text:style-name="P36">-JAVA pour la partie fonctionnelle, le squelette, cette partie sera gérer Mathis Devigne</text:p>
      <text:p text:style-name="P36">-JAVA FX qui sera la partie animation, graphique, Bastien Flahaut en sera le responsable</text:p>
      <text:p text:style-name="P51"><text:span text:style-name="T22">2/6</text:span></text:p>
      <text:p text:style-name="P35"><text:soft-page-break/>-<text:span text:style-name="T20">SQLite qui servira pour la gestion de la base de donnée, le responsable sera Mathieu Lucas</text:span></text:p>
      <text:p text:style-name="P53"><text:span text:style-name="T14">-</text:span><text:span text:style-name="T15">d’autres logiciels de gestion de projet tels que Gitkraken gérer par Clément Boesnier, GitLab gérer par Erwan Demart enfin la partie purement graphique sera sous la gouverne de Ludovic Pinson .</text:span></text:p>
      <text:p text:style-name="P53"><text:span text:style-name="T13"/></text:p>
      <text:p text:style-name="P52"><text:span text:style-name="T13"/></text:p>
      <text:p text:style-name="P52"><text:span text:style-name="T16">IV : État de l’art</text:span></text:p>
      <text:p text:style-name="P4"/>
      <text:p text:style-name="P4"/>
      <text:p text:style-name="P4"/>
      <text:p text:style-name="P11">1 : <text:span text:style-name="T4">Vue Globale</text:span></text:p>
      <text:p text:style-name="P16"/>
      <text:p text:style-name="P17">N<text:span text:style-name="T1">intendo Wars est une série de jeu développé par Nintendo qui a commencé par Famicom Wars en 1988 au Japon sur Nes(Famicom), puis est arrivé en Occident en 2001 avec Advance War sur Nintendo DS.</text:span></text:p>
      <text:p text:style-name="P18">Ce sont des jeux de tactiques au tour par tour où 2 équipes s’affrontent dans le but de conquérir un territoire.</text:p>
      <text:p text:style-name="P18"/>
      <text:p text:style-name="P18"/>
      <text:p text:style-name="P7"><text:span text:style-name="T4">1.1 : </text:span>P<text:span text:style-name="T2">rincipe du jeu : </text:span></text:p>
      <text:p text:style-name="P19"/>
      <text:p text:style-name="P21">2 équipes, <text:span text:style-name="T3">chaque équipe étant contrôlée par un joueur et/ou IA,</text:span> s’affrontent sur un plateau composé d’emplacements carrés symbolisant une ville, village , territoire … Chaque emplacement peut ou non contenir une unité. Le but étant de conquérir des points stratégiques ( ville ) apportant de l’or permettant l’achat de nouvelles troupes. L’équipe réussissant à capturer toutes les villes gagnent la partie.</text:p>
      <text:p text:style-name="P21"/>
      <text:p text:style-name="P21"/>
      <text:p text:style-name="P8"><text:span text:style-name="T4">1.2 : </text:span>Modes de jeu :</text:p>
      <text:p text:style-name="P23"/>
      <text:p text:style-name="P23">-Entraînement : tutoriels permettant aux nouveaux joueurs d’apprendre les bases du jeu</text:p>
      <text:p text:style-name="P23">-Campagne : Le joueur fait des missions scénarisées</text:p>
      <text:p text:style-name="P23">-Versus : Permet d’affronter un joueur et ou une IA</text:p>
      <text:p text:style-name="P23">-Editeur de niveaux : permet de créer ses propres terrains</text:p>
      <text:p text:style-name="P23">-Scores : Permet de consulter ses meilleurs scores en mode versus ( basé sur le nombre de tours effectués pour gagner, le nombre d’unités ennemies tuées et nombre d’unités alliées tuées ).</text:p>
      <text:p text:style-name="P22"/>
      <text:p text:style-name="P20"/>
      <text:p text:style-name="P51"/>
      <text:p text:style-name="P51"><text:span text:style-name="T22">3/6</text:span></text:p>
      <text:p text:style-name="P12"><text:soft-page-break/>2 : Gameplay</text:p>
      <text:p text:style-name="P14"/>
      <text:p text:style-name="P10"><text:span text:style-name="T18">2.1 : Unités</text:span> </text:p>
      <text:p text:style-name="P10"/>
      <text:p text:style-name="P24">Les unités possèdent plusieurs caractéristiques :</text:p>
      <text:p text:style-name="P24">-Type : catégorie de l’unité (Infanterie, véhicule, bateau, hélicoptère, avion, sous-marin ) <text:span text:style-name="T5">chaque type possédant des particularités ( ex : les infanteries peuvent aller sur des cases de type montagne tandis que les autres unités ne peuvent pas )</text:span></text:p>
      <text:p text:style-name="P24">-Coût : prix d’achat de l’unité</text:p>
      <text:p text:style-name="P24">-Portée : distance d’attaque maximale de l’unité</text:p>
      <text:p text:style-name="P24">-Fuel : point de déplacement qu’il ne puisse plus se déplacer ( rechargement dans une ville )</text:p>
      <text:p text:style-name="P24">-Vision : jusqu’où l’unité peut voir les ennemis</text:p>
      <text:p text:style-name="P24">-Point de vie : nombre de points avant que l’unité ne meurt <text:span text:style-name="T5">( 100 pour chaque unité )</text:span></text:p>
      <text:p text:style-name="P24">-Point d’attaque : <text:span text:style-name="T5">définit selon les faiblesses et résistance des unités subissant l’attaque </text:span></text:p>
      <text:p text:style-name="P24">-Point de mouvement : <text:span text:style-name="T5">déplacement possible par tour ( chaque déplacement consomme des unités de fuel variables selon l’unité )</text:span></text:p>
      <text:p text:style-name="P24"/>
      <text:p text:style-name="P25"><text:span text:style-name="T7">2.2 : </text:span><text:span text:style-name="T8">Règles du jeu</text:span><text:span text:style-name="T6"> </text:span></text:p>
      <text:p text:style-name="P25"/>
      <text:p text:style-name="P26">-Le Plateau : composé de cases de différents types : eau, plaine, montagnes, forêt, ville, usines. <text:span text:style-name="T12">Chaque case ne pouvant contenir qu’une seule unité à la fois .</text:span></text:p>
      <text:p text:style-name="P26"/>
      <text:p text:style-name="P26">-Les cases :</text:p>
      <text:p text:style-name="P26"><text:tab/>-plaine : accessible par toutes les unités sauf les bateaux et sous-marins, </text:p>
      <text:p text:style-name="P26"><text:tab/>pas d’effets négatifs lors des déplacements et sur le champ de vision.</text:p>
      <text:p text:style-name="P26"/>
      <text:p text:style-name="P26"><text:tab/>-eau : accessible pour les bateaux, sous-marins et avions, pas d’effets négatifs lors </text:p>
      <text:p text:style-name="P26"><text:tab/>des déplacements et sur le champ de vision.</text:p>
      <text:p text:style-name="P26"/>
      <text:p text:style-name="P26"><text:tab/>-forêt : accessible par toutes les unités terrestres et aériennes, effet négatif <text:tab/>uniquement sur les unités terrestres ( multiplication des points de mouvements <text:tab/>nécessaires et vision divisée par 2 ).</text:p>
      <text:p text:style-name="P26"/>
      <text:p text:style-name="P38"><text:tab/>-montagne : accessible uniquement par les infanteries et véhicules aériens, bonus <text:tab/>sur la vision, et déplacement uniquement une case par une case.<text:tab/><text:tab/><text:tab/><text:tab/><text:tab/><text:tab/></text:p>
      <text:p text:style-name="P51"><text:span text:style-name="T22">4/6</text:span></text:p>
      <text:p text:style-name="P26"><text:soft-page-break/><text:tab/>-ville : accessible par toutes les unités sauf véhicules marins, trois états possibles : <text:tab/>neutre, possédée par le Joueur1 ou possédée par le Joueur 2. Tout les tours une <text:tab/>somme d’or est reversée au joueur la possédant ; Pour conquérir une case une <text:tab/>infanterie doit être placée pendant 2tours. </text:p>
      <text:p text:style-name="P26"><text:tab/>-<text:span text:style-name="T11">usines : Accessible par toutes les unités sauf les unités navales. Chaque usine se <text:s/><text:tab/>comporte comme une ville une fois conquit, on peut générer des unités contre de <text:tab/>l’or, s’affiliant à cette usine ( port pour les unités navales, aéroport pour les <text:tab/>véhicules aériens, et usine pour les unités terrestres ). </text:span></text:p>
      <text:p text:style-name="P26"/>
      <text:p text:style-name="P26"/>
      <text:p text:style-name="P26"/>
      <text:p text:style-name="P27"/>
      <text:p text:style-name="P9">2.3 Système de combat :</text:p>
      <text:p text:style-name="P9"/>
      <text:p text:style-name="P28">Chaque unité a un nombre de dégâts définis contre chaque unité. Le joueur a qui est le tour attaque en premier ensuite selon les cas les unités adverses se défendent ou pas ( impossibilité de se défendre par exemple les unités d’infanterie ne peuvent pas se défendre face à des unités aériennes, ou certaines unités ne peuvent tout simplement pas attaquer ). <text:span text:style-name="T12">Le combat se termine lorsque les deux unités ont attaqué. Une unité avec une plus grosse portée peut attaquer sans craindre une défense de la part de l’unité attaqué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>V – Planning prévisionnel de la phase d’étude</text:p>
      <text:p text:style-name="P45"/>
      <text:p text:style-name="P45"><draw:frame draw:style-name="fr1" draw:name="Image1" text:anchor-type="paragraph" svg:width="17cm" svg:height="1.931cm" draw:z-index="0"><draw:image xlink:href="Pictures/10000201000004AD000000885902E19BEB4B8761.png" xlink:type="simple" xlink:show="embed" xlink:actuate="onLoad" loext:mime-type="image/png"/></draw:frame></text:p>
      <text:p text:style-name="P5"/>
      <text:p text:style-name="P41"/>
      <text:p text:style-name="P41"/>
      <text:p text:style-name="P41"/>
      <text:p text:style-name="P48"/>
      <text:p text:style-name="P48"/>
      <text:p text:style-name="P51"><text:span text:style-name="T22">5/6</text:span></text:p>
      <text:p text:style-name="P48"><text:soft-page-break/>VI – Analyse du jeu conduisant au livrable</text:p>
      <text:p text:style-name="P42"/>
      <text:p text:style-name="P42">Pour arriver à la diffusion et présentation final du livrable, la création se fera par différentes étape :</text:p>
      <text:p text:style-name="P42">-réalisation de la structure de base/squelette d’un point de vu théorique via des diagrammes de classe, analyse et de séquence.</text:p>
      <text:p text:style-name="P42">-réalisation de la structure de base pratique</text:p>
      <text:p text:style-name="P42">- choix et création du design et des graphismes de base</text:p>
      <text:p text:style-name="P42">- animation des différents éléments en concordance avec le squelette</text:p>
      <text:p text:style-name="P42">- création de la base de donnée et implémentation dans la partie fonctionnelle ( ici JAVA )</text:p>
      <text:p text:style-name="P42">- assemblement de ces différentes parties pour les différents prototypes et version ( en se basant sur le principe d’Alpha, Bêta et version finale )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<text:span text:style-name="T22">6/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Black" svg:font-family="'Arial Black'" style:font-family-generic="roman"/>
    <style:font-face style:name="Lucida Sans2" svg:font-family="'Lucida Sans'" style:font-family-generic="swiss"/>
    <style:font-face style:name="Arial2" svg:font-family="Arial" style:font-pitch="variable"/>
    <style:font-face style:name="MS Gothic" svg:font-family="'MS Gothic'" style:font-pitch="variable"/>
    <style:font-face style:name="NSimSun1" svg:font-family="N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5:19:43.035000000</meta:creation-date>
    <dc:date>2020-05-02T18:11:58.019000000</dc:date>
    <meta:editing-duration>PT1H11M42S</meta:editing-duration>
    <meta:editing-cycles>18</meta:editing-cycles>
    <meta:generator>LibreOffice/6.3.4.2$Windows_X86_64 LibreOffice_project/60da17e045e08f1793c57c00ba83cdfce946d0aa</meta:generator>
    <meta:document-statistic meta:table-count="0" meta:image-count="1" meta:object-count="0" meta:page-count="6" meta:paragraph-count="91" meta:word-count="1153" meta:character-count="6830" meta:non-whitespace-character-count="5557"/>
  </office:meta>
</office:document-meta>
</file>